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Head-title">
      <style:graphic-properties draw:auto-grow-height="true" fo:min-height="6cm"/>
    </style:style>
    <style:style style:name="pr8" style:family="presentation" style:parent-style-name="Head-subtitle">
      <style:graphic-properties draw:fit-to-size="false" style:shrink-to-fit="false" fo:padding-top="1cm"/>
    </style:style>
    <style:style style:name="pr9" style:family="presentation" style:parent-style-name="Head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7.082cm" style:use-optimal-column-width="false"/>
    </style:style>
    <style:style style:name="co3" style:family="table-column">
      <style:table-column-properties style:column-width="7.591cm" style:use-optimal-column-width="false"/>
    </style:style>
    <style:style style:name="ro1" style:family="table-row">
      <style:table-row-properties style:row-height="0.813cm"/>
    </style:style>
    <style:style style:name="ro2" style:family="table-row">
      <style:table-row-properties style:row-height="0.806cm"/>
    </style:style>
    <style:style style:name="ce1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loext:graphic-properties draw:fill="solid"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-left="none" fo:border-right="1.13pt solid #ffffff" fo:border-top="1.13pt solid #ffffff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loext:graphic-properties draw:fill="solid"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loext:graphic-properties draw:fill="solid"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-left="none" fo:border-right="1.13pt solid #ffffff" fo:border-top="1.13pt solid #ffffff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text-align="center" fo:border="1.13pt solid #ffffff"/>
      <style:text-properties fo:font-size="12pt" style:font-size-asian="12pt" style:font-size-complex="12pt"/>
    </style:style>
    <style:style style:name="ce18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top="0cm" fo:margin-bottom="0cm" fo:text-align="start" fo:border="1.13pt solid #ffffff"/>
      <style:text-properties fo:font-size="12pt" style:font-size-asian="12pt" style:font-size-complex="12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paragraph-properties fo:text-align="start" style:text-autospace="ideograph-alpha" style:punctuation-wrap="simple" style:line-break="strict" style:writing-mode="lr-tb"/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paragraph-properties fo:text-align="center"/>
    </style:style>
    <style:style style:name="P9" style:family="paragraph">
      <style:paragraph-properties fo:margin-top="0cm" fo:margin-bottom="0cm" fo:text-align="start"/>
    </style:style>
    <style:style style:name="P10" style:family="paragraph">
      <style:text-properties fo:language="en" fo:country="US"/>
    </style:style>
    <style:style style:name="P11" style:family="paragraph">
      <loext:graphic-properties draw:fill-color="#ffffff"/>
      <style:text-properties fo:font-size="20pt" fo:language="en" fo:country="US"/>
    </style:style>
    <style:style style:name="P12" style:family="paragraph">
      <loext:graphic-properties draw:fill-color="#ffffff"/>
      <style:text-properties fo:font-size="12pt" fo:language="en" fo:country="US"/>
    </style:style>
    <style:style style:name="P13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1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6" style:family="paragraph">
      <style:text-properties fo:font-size="32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text-indent="0cm"/>
      <style:text-properties fo:language="en" fo:country="US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fo:language="en" fo:country="US"/>
    </style:style>
    <style:style style:name="T9" style:family="text">
      <style:text-properties fo:color="#b62118" fo:language="en" fo:country="US" fo:font-weight="bold" style:font-weight-asian="bold" style:font-weight-complex="bold"/>
    </style:style>
    <style:style style:name="T10" style:family="text">
      <style:text-properties style:use-window-font-color="true" fo:language="en" fo:country="US" fo:font-weight="normal" style:font-weight-asian="normal" style:font-weight-complex="normal"/>
    </style:style>
    <style:style style:name="T11" style:family="text">
      <style:text-properties fo:language="en" fo:country="US" fo:font-style="normal" style:font-style-asian="normal" style:font-style-complex="normal"/>
    </style:style>
    <style:style style:name="T12" style:family="text">
      <style:text-properties fo:font-size="18pt" style:font-size-asian="18pt" style:font-weight-asian="normal" style:font-size-complex="18pt"/>
    </style:style>
    <style:style style:name="T13" style:family="text">
      <style:text-properties fo:font-size="32pt"/>
    </style:style>
    <style:style style:name="T14" style:family="text">
      <style:text-properties fo:font-size="32pt" fo:font-weight="normal" style:font-weight-asian="normal" style:font-weight-complex="normal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Course Schedule<text:line-break/>and Homework</text:p>
          </draw:text-box>
        </draw:frame>
        <draw:frame presentation:style-name="Head-subtitle" draw:text-style-name="P3" draw:layer="layout" svg:width="27cm" svg:height="7cm" svg:x="0.5cm" svg:y="8cm" presentation:class="subtitle">
          <draw:text-box>
            <text:p text:style-name="P1"><text:span text:style-name="T1">Pro</text:span><text:span text:style-name="T1">f. </text:span><text:span text:style-name="T1">Dr. </text:span><text:span text:style-name="T1">Dir</text:span><text:span text:style-name="T1">k </text:span><text:span text:style-name="T1">Rie</text:span><text:span text:style-name="T1">hle</text:span></text:p>
            <text:p text:style-name="P2"><text:span text:style-name="T2">Frie</text:span><text:span text:style-name="T2">dric</text:span><text:span text:style-name="T2">h-</text:span><text:span text:style-name="T2">Alex</text:span><text:span text:style-name="T2">and</text:span><text:span text:style-name="T2">er </text:span><text:span text:style-name="T2">Univ</text:span><text:span text:style-name="T2">ersit</text:span><text:span text:style-name="T2">y </text:span><text:span text:style-name="T2">Erla</text:span><text:span text:style-name="T2">nge</text:span><text:span text:style-name="T2">n-</text:span><text:span text:style-name="T2">Nür</text:span><text:span text:style-name="T2">nber</text:span><text:span text:style-name="T2">g</text:span></text:p>
            <text:p text:style-name="P1"><text:span text:style-name="T1">PR</text:span><text:span text:style-name="T1">OD </text:span><text:span text:style-name="T1">A0</text:span><text:span text:style-name="T1">2</text:span></text:p>
            <text:p text:style-name="P1"><text:span text:style-name="T3">Licens</text:span><text:span text:style-name="T3">ed </text:span><text:span text:style-name="T3">under </text:span><text:span text:style-name="T3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</text:span><text:span text:style-name="T4">Friedrich</text:span><text:span text:style-name="T4">-</text:span><text:span text:style-name="T4">Alexand</text:span><text:span text:style-name="T4">er </text:span><text:span text:style-name="T4">Universit</text:span><text:span text:style-name="T4">y </text:span><text:span text:style-name="T4">Erlangen</text:span><text:span text:style-name="T4">-</text:span><text:span text:style-name="T4">Nürnber</text:span><text:span text:style-name="T4">g – FAU, </text:span><text:span text:style-name="T4">in short.</text:span></text:p>
              <text:p><text:span text:style-name="T4">Corporat</text:span><text:span text:style-name="T4">e identity </text:span><text:span text:style-name="T4">wants us </text:span><text:span text:style-name="T4">to say </text:span><text:span text:style-name="T4">“Friedric</text:span><text:span text:style-name="T4">h-</text:span><text:span text:style-name="T4">Alexand</text:span><text:span text:style-name="T4">er </text:span><text:span text:style-name="T4">Universit</text:span><text:span text:style-name="T4">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5"><text:span text:style-name="T5">#</text:span></text:p>
              </table:table-cell>
              <table:table-cell>
                <text:p text:style-name="P6"><text:span text:style-name="T5">Class Content</text:span></text:p>
              </table:table-cell>
              <table:table-cell>
                <text:p text:style-name="P6"><text:span text:style-name="T5">Deliverables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6">01</text:span></text:p>
              </table:table-cell>
              <table:table-cell>
                <text:p text:style-name="P6"><text:span text:style-name="T6">Introduction</text:span></text:p>
              </table:table-cell>
              <table:table-cell>
                <text:p text:style-name="P6"><text:span text:style-name="T6">-</text:span></text:p>
              </table:table-cell>
            </table:table-row>
            <table:table-row table:style-name="ro1" table:default-cell-style-name="ce6">
              <table:table-cell table:style-name="ce5">
                <text:p text:style-name="P5"><text:span text:style-name="T6">02</text:span></text:p>
              </table:table-cell>
              <table:table-cell>
                <text:p text:style-name="P6"><text:span text:style-name="T6">The software industry</text:span></text:p>
              </table:table-cell>
              <table:table-cell>
                <text:p text:style-name="P6"><text:span text:style-name="T6">-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6">03</text:span></text:p>
              </table:table-cell>
              <table:table-cell>
                <text:p text:style-name="P6"><text:span text:style-name="T6">Strategic product management</text:span></text:p>
              </table:table-cell>
              <table:table-cell>
                <text:p text:style-name="P6"><text:span text:style-name="T6">-</text:span></text:p>
              </table:table-cell>
            </table:table-row>
            <table:table-row table:style-name="ro1" table:default-cell-style-name="ce6">
              <table:table-cell table:style-name="ce5">
                <text:p text:style-name="P5"><text:span text:style-name="T6">04</text:span></text:p>
              </table:table-cell>
              <table:table-cell>
                <text:p text:style-name="P6"><text:span text:style-name="T6">Case 2013-02: Two-sided markets at Netdosis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6">05</text:span></text:p>
              </table:table-cell>
              <table:table-cell>
                <text:p text:style-name="P6"><text:span text:style-name="T6">Case 2016-03: Hard software marketing choices at ownCloud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1">
              <table:table-cell table:style-name="ce7">
                <text:p text:style-name="P5"><text:span text:style-name="T6">06</text:span></text:p>
              </table:table-cell>
              <table:table-cell table:style-name="ce8">
                <text:p text:style-name="P7"><text:span text:style-name="T6">Case 2012-01: Ensuring innovation at Method Park</text:span></text:p>
              </table:table-cell>
              <table:table-cell table:style-name="ce6">
                <text:p text:style-name="P6"><text:span text:style-name="T6">Case analysis</text:span></text:p>
              </table:table-cell>
            </table:table-row>
            <table:table-row table:style-name="ro1">
              <table:table-cell table:style-name="ce9">
                <text:p text:style-name="P5"><text:span text:style-name="T6">07</text:span></text:p>
              </table:table-cell>
              <table:table-cell table:style-name="ce10">
                <text:p text:style-name="P6"><text:span text:style-name="T6">Case 2017-01: The case of SUSE Manager</text:span></text:p>
              </table:table-cell>
              <table:table-cell table:style-name="ce11">
                <text:p text:style-name="P6"><text:span text:style-name="T6">Case analysis</text:span></text:p>
              </table:table-cell>
            </table:table-row>
            <table:table-row table:style-name="ro1">
              <table:table-cell table:style-name="ce12">
                <text:p text:style-name="P5"><text:span text:style-name="T6">08</text:span></text:p>
              </table:table-cell>
              <table:table-cell table:style-name="ce13">
                <text:p text:style-name="P6"><text:span text:style-name="T6">Case 2016-04: Pricing at Everest SARL</text:span></text:p>
              </table:table-cell>
              <table:table-cell table:style-name="ce14">
                <text:p text:style-name="P6"><text:span text:style-name="T6">Case analysis</text:span></text:p>
              </table:table-cell>
            </table:table-row>
            <table:table-row table:style-name="ro1">
              <table:table-cell table:style-name="ce15">
                <text:p text:style-name="P5"><text:span text:style-name="T6">09</text:span></text:p>
              </table:table-cell>
              <table:table-cell table:style-name="ce16">
                <text:p text:style-name="P6"><text:span text:style-name="T6">Technical product management</text:span></text:p>
              </table:table-cell>
              <table:table-cell table:style-name="ce4"/>
            </table:table-row>
            <table:table-row table:style-name="ro1" table:default-cell-style-name="ce6">
              <table:table-cell table:style-name="ce5">
                <text:p text:style-name="P5"><text:span text:style-name="T6">10</text:span></text:p>
              </table:table-cell>
              <table:table-cell>
                <text:p text:style-name="P6"><text:span text:style-name="T6">Case 2014-02: Switching suppliers at Nokia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6">11</text:span></text:p>
              </table:table-cell>
              <table:table-cell>
                <text:p text:style-name="P6"><text:span text:style-name="T6">Case 2016-01: Licensing choices at ownCloud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1" table:default-cell-style-name="ce6">
              <table:table-cell table:style-name="ce5">
                <text:p text:style-name="P5"><text:span text:style-name="T6">12</text:span></text:p>
              </table:table-cell>
              <table:table-cell>
                <text:p text:style-name="P6"><text:span text:style-name="T6">Case 2014-01: User experience design at Immowelt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6">13</text:span></text:p>
              </table:table-cell>
              <table:table-cell>
                <text:p text:style-name="P6"><text:span text:style-name="T6">Case 2014-03: Specifying “wow!” at Elektrobit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1" table:default-cell-style-name="ce6">
              <table:table-cell table:style-name="ce5">
                <text:p text:style-name="P5"><text:span text:style-name="T6">14</text:span></text:p>
              </table:table-cell>
              <table:table-cell>
                <text:p text:style-name="P6"><text:span text:style-name="T6">Case 2016-02: Stock options at Caldera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2" table:default-cell-style-name="ce18">
              <table:table-cell table:style-name="ce17">
                <text:p text:style-name="P8"><text:span text:style-name="T7">15</text:span></text:p>
              </table:table-cell>
              <table:table-cell>
                <text:p text:style-name="P9"><text:span text:style-name="T7">Student presentations and conclusions</text:span></text:p>
              </table:table-cell>
              <table:table-cell>
                <text:p text:style-name="P9"><text:span text:style-name="T7">-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text-style-name="P10" draw:layer="layout" svg:width="28cm" svg:height="1.75cm" svg:x="0cm" svg:y="0cm" presentation:class="title">
          <draw:text-box>
            <text:p><text:span text:style-name="T8">Cou</text:span><text:span text:style-name="T8">rse </text:span><text:span text:style-name="T8">Sch</text:span><text:span text:style-name="T8">edul</text:span><text:span text:style-name="T8">e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Typ</text:span><text:span text:style-name="T8">es </text:span><text:span text:style-name="T8">of </text:span><text:span text:style-name="T8">Deli</text:span><text:span text:style-name="T8">vera</text:span><text:span text:style-name="T8">bles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(Teaching) case analysis</text:span></text:p>
                <text:list>
                  <text:list-item>
                    <text:p><text:span text:style-name="T8">A structured analysis of a teaching case</text:span></text:p>
                  </text:list-item>
                  <text:list-item>
                    <text:p><text:span text:style-name="T8">Submission should be </text:span><text:span text:style-name="T9">at max. 2 pages long</text:span></text:p>
                  </text:list-item>
                  <text:list-item>
                    <text:p>See <text:a xlink:href="https://goo.gl/hk3bzM" xlink:type="simple">https://goo.gl/hk3bzM</text:a><text:s/>for <text:span text:style-name="T10">how to analyze a c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Tim</text:span><text:span text:style-name="T8">e of </text:span><text:span text:style-name="T8">Day </text:span><text:span text:style-name="T8">for </text:span><text:span text:style-name="T8">Wee</text:span><text:span text:style-name="T8">kly </text:span><text:span text:style-name="T8">Deli</text:span><text:span text:style-name="T8">vera</text:span><text:span text:style-name="T8">bles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Right before class</text:span></text:p>
                <text:list>
                  <text:list-item>
                    <text:p><text:span text:style-name="T8">Submit this week’s deliverab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Plag</text:span><text:span text:style-name="T8">iaris</text:span><text:span text:style-name="T8">m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Plagiarism</text:span></text:p>
                <text:list>
                  <text:list-item>
                    <text:p><text:span text:style-name="T8">is providing as your work the work of others</text:span></text:p>
                  </text:list-item>
                  <text:list-item>
                    <text:p><text:span text:style-name="T8">with or without those other people’s consen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Other people</text:span></text:p>
                <text:list>
                  <text:list-item>
                    <text:p><text:span text:style-name="T8">Other people may be other students in the course</text:span></text:p>
                  </text:list-item>
                  <text:list-item>
                    <text:p><text:span text:style-name="T8">May be any web source, including Wikipedia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Citing sources</text:span></text:p>
                <text:list>
                  <text:list-item>
                    <text:p><text:span text:style-name="T8">You can cite/use others if you clearly list the source</text:span></text:p>
                  </text:list-item>
                  <text:list-item>
                    <text:p><text:span text:style-name="T8">In most cases, you should limit any verbatim us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Han</text:span><text:span text:style-name="T8">dlin</text:span><text:span text:style-name="T8">g </text:span><text:span text:style-name="T8">Plag</text:span><text:span text:style-name="T8">iaris</text:span><text:span text:style-name="T8">m</text:span>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home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1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1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2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3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4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Analyze case 2013-02 (Netdosis, Market Size)</text:p>
                <text:list>
                  <text:list-item>
                    <text:p>Case question: Is the Netdosis business model viable?</text:p>
                  </text:list-item>
                  <text:list-item>
                    <text:p>Hint: Utilize the instructions at <text:a xlink:href="https://goo.gl/6Mti3G" xlink:type="simple">https://goo.gl/6Mti3G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as PDF to homework management system</text:p>
                <text:list>
                  <text:list-item>
                    <text:p>You will get feedback within a week as to your homework</text:p>
                  </text:list-item>
                  <text:list-item>
                    <text:p>Use this feedback to decide whether this course is for yo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5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 text:style-name="P13"><text:span text:style-name="T8">Analyze case 2016-03 (ownCloud, Marketing)</text:span></text:p>
                <text:list>
                  <text:list-item>
                    <text:p><text:span text:style-name="T8">Case question: What should ownCloud do?</text:span></text:p>
                  </text:list-item>
                  <text:list-item>
                    <text:p><text:span text:style-name="T8">Hint: None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6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2-01 (Method Park, Innova</text:span>tion)</text:p>
                <text:list>
                  <text:list-item>
                    <text:p>Case question: Should Method Park disrupt its customers? If so, how?</text:p>
                  </text:list-item>
                  <text:list-item>
                    <text:p><text:span text:style-name="T8">Hint: Perform a scenario analysis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7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Default-outline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Analyze case 2017-01 (SUSE, Business Case)</text:p>
                <text:list>
                  <text:list-item>
                    <text:p>Case question: What should SUSE do?</text:p>
                  </text:list-item>
                  <text:list-item>
                    <text:p>Hint: N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as PDF to homework management system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8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6-04 (Everest, Pricing)</text:span></text:p>
                <text:list>
                  <text:list-item>
                    <text:p><text:span text:style-name="T8">Case question: What should Martin do?</text:span></text:p>
                  </text:list-item>
                  <text:list-item>
                    <text:p><text:span text:style-name="T8">Hint: Non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9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10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4-02 (Nokia, Suppliers)</text:span></text:p>
                <text:list>
                  <text:list-item>
                    <text:p><text:span text:style-name="T8">Case question: What should Nokia do?</text:span></text:p>
                  </text:list-item>
                  <text:list-item>
                    <text:p><text:span text:style-name="T8">Hint: Perform a scenario analysis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11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6-01 (ownCloud, Licensing)</text:span></text:p>
                <text:list>
                  <text:list-item>
                    <text:p><text:span text:style-name="T8">Case question: What license should ownCloud choose for the iOS app?</text:span></text:p>
                  </text:list-item>
                  <text:list-item>
                    <text:p><text:span text:style-name="T8">Hint: Non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12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Default-outline1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4-01 (Immowelt, UXD)</text:span></text:p>
                <text:list>
                  <text:list-item>
                    <text:p><text:span text:style-name="T8">Case instructions</text:span></text:p>
                    <text:list>
                      <text:list-item>
                        <text:p><text:span text:style-name="T8">Summarize the Note Taking feature</text:span></text:p>
                      </text:list-item>
                      <text:list-item>
                        <text:p><text:span text:style-name="T8">Choose the best exposé design</text:span></text:p>
                      </text:list-item>
                      <text:list-item>
                        <text:p><text:span text:style-name="T8">Explain your choice</text:span></text:p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8">Hint: Use the persona concept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13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4-03 (Elektrobit, ‘Wow!’)</text:span></text:p>
                <text:list>
                  <text:list-item>
                    <text:p><text:span text:style-name="T8">Case question: Analyze the epic and break it down into user stories</text:span></text:p>
                  </text:list-item>
                  <text:list-item>
                    <text:p><text:span text:style-name="T8">Hint: Non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14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6-02 (Caldera, Stock Options)</text:span></text:p>
                <text:list>
                  <text:list-item>
                    <text:p><text:span text:style-name="T8">Case question: What should Frances do?</text:span></text:p>
                  </text:list-item>
                  <text:list-item>
                    <text:p><text:span text:style-name="T8">Hint: Perform a scenario analysis</text:span></text:p>
                    <text:list>
                      <text:list-item>
                        <text:p><text:span text:style-name="T8">Please see footnotes and use current tax system, not the original one</text:span></text:p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15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15" draw:layer="layout" svg:width="20cm" svg:height="4cm" svg:x="0cm" svg:y="11.75cm">
          <draw:text-box>
            <text:p text:style-name="P14"><text:span text:style-name="T12">DR</text:span></text:p>
          </draw:text-box>
        </draw:frame>
        <draw:frame presentation:style-name="pr8" draw:text-style-name="P16" draw:layer="layout" svg:width="27cm" svg:height="7cm" svg:x="0.5cm" svg:y="8cm" presentation:class="subtitle">
          <draw:text-box>
            <text:p><text:span text:style-name="T13"><text:a xlink:href="mailto:dirk.riehle@fau.de" xlink:type="simple">dirk.riehle@fau.de</text:a></text:span><text:span text:style-name="T13"><text:s/>– </text:span><text:span text:style-name="T13"><text:a xlink:href="http://osr.cs.fau.de/" xlink:type="simple">http://osr.cs.fau.de</text:a></text:span></text:p>
            <text:p><text:span text:style-name="T14"><text:a xlink:href="mailto:dirk@riehle.org" xlink:type="simple">dirk@riehle.org</text:a></text:span><text:span text:style-name="T14"><text:s/>– </text:span><text:span text:style-name="T14"><text:a xlink:href="http://dirkriehle.com/" xlink:type="simple">http://dirkriehle.com</text:a></text:span><text:span text:style-name="T14"><text:s/>– </text:span><text:span text:style-name="T14"><text:a xlink:href="http://twitter.com/dirkriehle" xlink:type="simple">@dirkriehle</text:a></text:span></text:p>
            <text:p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9" draw:text-style-name="P17" draw:layer="layout" svg:width="18cm" svg:height="13.5cm" svg:x="1.5cm" svg:y="15cm" presentation:class="notes">
            <draw:text-box>
              <text:p><text:span text:style-name="T15"><text:s/></text:span></text:p>
            </draw:text-box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0" draw:text-style-name="P10" draw:layer="layout" svg:width="28cm" svg:height="1.75cm" svg:x="0cm" svg:y="0cm" presentation:class="title">
          <draw:text-box>
            <text:p><text:span text:style-name="T8">Cre</text:span><text:span text:style-name="T8">dits </text:span><text:span text:style-name="T8">and </text:span><text:span text:style-name="T8">Lice</text:span><text:span text:style-name="T8">nse</text:span></text:p>
          </draw:text-box>
        </draw:frame>
        <draw:frame presentation:style-name="pr5" draw:text-style-name="P18" draw:layer="layout" svg:width="27cm" svg:height="11.25cm" svg:x="0.5cm" svg:y="2.25cm" presentation:class="outline">
          <draw:text-box>
            <text:list text:style-name="L4">
              <text:list-item>
                <text:p text:style-name="P13"><text:span text:style-name="T8">Original version</text:span></text:p>
                <text:list>
                  <text:list-item>
                    <text:p><text:span text:style-name="T8">© 2012-2019 </text:span><text:span text:style-name="T8"><text:a xlink:href="http://dirkriehle.com/" xlink:type="simple">Dirk Riehle</text:a></text:span><text:span text:style-name="T8">, some rights reserved</text:span></text:p>
                  </text:list-item>
                  <text:list-item>
                    <text:p><text:span text:style-name="T8">Licensed under </text:span><text:span text:style-name="T8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<text:span text:style-name="T8">Contributions</text:span></text:p>
                <text:list>
                  <text:list-item>
                    <text:p><text:span text:style-name="T8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Head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29M6S</meta:editing-duration>
    <meta:editing-cycles>172</meta:editing-cycles>
    <meta:generator>LibreOffice/6.0.7.3$Linux_X86_64 LibreOffice_project/00m0$Build-3</meta:generator>
    <meta:initial-creator>Dirk Riehle</meta:initial-creator>
    <dc:date>2019-09-14T15:30:10.247815646</dc:date>
    <meta:printed-by>Dirk Riehle</meta:printed-by>
    <meta:print-date>2013-05-04T19:19:21</meta:print-date>
    <dc:creator>D R</dc:creator>
    <meta:document-statistic meta:object-count="146"/>
    <meta:template xlink:type="simple" xlink:actuate="onRequest" xlink:title="True Blue Presentation" xlink:href="trash:/../Templates/True%20Blue%20Presentation.otp" meta:date="2013-04-02T22:52:20"/>
  </office:meta>
</office:document-meta>
</file>